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UtilRegexCapabilities.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UtilRegexCapabilities.match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UtilRegexCapabilities.equals( Object 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vaUtilRegexCapabilities.compile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UtilRegexCapabilities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